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14000054570000088C91C3B8AF.wmf" manifest:media-type=""/>
  <manifest:file-entry manifest:full-path="Pictures/10000000000002EB000001456CB36776.jpg" manifest:media-type=""/>
  <manifest:file-entry manifest:full-path="Pictures/100000000000016F0000012AFE322D2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ans Serif 12cpi" svg:font-family="'Sans Serif 12cpi'" style:font-family-generic="modern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933cm" fo:margin-left="-0.116cm" table:align="left" style:writing-mode="lr-tb"/>
    </style:style>
    <style:style style:name="Tabla1.A" style:family="table-column">
      <style:table-column-properties style:column-width="1.55cm"/>
    </style:style>
    <style:style style:name="Tabla1.B" style:family="table-column">
      <style:table-column-properties style:column-width="2.607cm"/>
    </style:style>
    <style:style style:name="Tabla1.C" style:family="table-column">
      <style:table-column-properties style:column-width="6.066cm"/>
    </style:style>
    <style:style style:name="Tabla1.D" style:family="table-column">
      <style:table-column-properties style:column-width="6.597cm"/>
    </style:style>
    <style:style style:name="Tabla1.E" style:family="table-column">
      <style:table-column-properties style:column-width="5.329cm"/>
    </style:style>
    <style:style style:name="Tabla1.F" style:family="table-column">
      <style:table-column-properties style:column-width="5.78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0c0c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F1" style:family="table-cell">
      <style:table-cell-properties style:vertical-align="middle" fo:background-color="#c0c0c0" fo:padding="0.097cm" fo:border="0.1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c0c0c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F2" style:family="table-cell">
      <style:table-cell-properties style:vertical-align="middle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.3" style:family="table-row">
      <style:table-row-properties style:min-row-height="0.691cm" fo:keep-together="auto"/>
    </style:style>
    <style:style style:name="Tabla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F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ing">
      <style:text-properties fo:language="es" fo:country="CO" fo:font-weight="bold" style:language-asian="es" style:country-asian="CO" style:font-weight-asian="bold" style:font-name-complex="Arial" style:font-weight-complex="bold"/>
    </style:style>
    <style:style style:name="P2" style:family="paragraph" style:parent-style-name="Heading">
      <style:text-properties fo:font-weight="bold" style:font-weight-asian="bold" style:font-name-complex="Arial" style:font-weight-complex="bold"/>
    </style:style>
    <style:style style:name="P3" style:family="paragraph" style:parent-style-name="Heading">
      <style:text-properties style:font-name="Bookman Old Style" fo:font-size="11pt" fo:font-weight="bold" style:font-size-asian="11pt" style:font-weight-asian="bold" style:font-name-complex="Bookman Old Style" style:font-size-complex="11pt"/>
    </style:style>
    <style:style style:name="P4" style:family="paragraph" style:parent-style-name="Standard">
      <style:text-properties fo:language="es" fo:country="CO" style:language-asian="es" style:country-asian="CO"/>
    </style:style>
    <style:style style:name="P5" style:family="paragraph" style:parent-style-name="Standard">
      <style:text-properties fo:language="es" fo:country="MX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Footer">
      <style:text-properties style:font-name="Arial" fo:language="es" fo:country="MX" style:font-name-complex="Arial"/>
    </style:style>
    <style:style style:name="P8" style:family="paragraph" style:parent-style-name="Footer">
      <style:paragraph-properties style:snap-to-layout-grid="false"/>
      <style:text-properties style:font-name="Cambria" fo:language="es" fo:country="MX" fo:font-weight="bold" style:font-weight-asian="bold" style:font-name-complex="Cambria" style:font-weight-complex="bold"/>
    </style:style>
    <style:style style:name="P9" style:family="paragraph" style:parent-style-name="Header">
      <style:paragraph-properties style:snap-to-layout-grid="false"/>
      <style:text-properties style:font-name="Cambria" fo:font-weight="bold" style:font-weight-asian="bold" style:font-name-complex="Cambria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Arial" style:font-name-complex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fo:background-color="transparent" style:font-weight-asian="bold" style:font-name-complex="Ari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rsid="001014ab" officeooo:paragraph-rsid="001014ab" fo:background-color="transparent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justify" style:justify-single-word="false" style:snap-to-layout-grid="false"/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 style:snap-to-layout-grid="false"/>
      <style:text-properties style:font-name="Verdana" fo:font-size="10pt" fo:font-weight="normal" officeooo:rsid="001014ab" officeooo:paragraph-rsid="001014ab" style:font-size-asian="10pt" style:font-weight-asian="normal" style:font-name-complex="Verdana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Verdana" fo:font-size="10pt" fo:language="es" fo:country="ES" fo:font-weight="normal" style:font-name-asian="Times New Roman" style:font-size-asian="10pt" style:language-asian="zh" style:country-asian="CN" style:font-weight-asian="normal" style:font-name-complex="Verdana" style:font-size-complex="10pt" style:language-complex="ar" style:country-complex="SA" style:font-weight-complex="normal"/>
    </style:style>
    <style:style style:name="P16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Verdana" fo:font-size="10pt" fo:language="es" fo:country="ES" fo:font-weight="normal" officeooo:rsid="001014ab" officeooo:paragraph-rsid="001014ab" style:font-name-asian="Times New Roman" style:font-size-asian="10pt" style:language-asian="zh" style:country-asian="CN" style:font-weight-asian="normal" style:font-name-complex="Verdana" style:font-size-complex="10pt" style:language-complex="ar" style:country-complex="SA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7pt" fo:font-weight="bold" officeooo:rsid="001014ab" officeooo:paragraph-rsid="001014ab" fo:background-color="transparent" style:font-size-asian="7pt" style:font-weight-asian="bold" style:font-name-complex="Arial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7pt" fo:font-weight="bold" fo:background-color="transparent" style:font-size-asian="7pt" style:font-weight-asian="bold" style:font-name-complex="Arial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7pt" fo:font-weight="bold" officeooo:paragraph-rsid="001014ab" fo:background-color="transparent" style:font-size-asian="7pt" style:font-weight-asian="bold" style:font-name-complex="Arial" style:font-size-complex="7pt" style:font-weight-complex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15.752cm" style:type="center"/>
          <style:tab-stop style:position="25.718cm"/>
        </style:tab-stops>
      </style:paragraph-properties>
      <style:text-properties style:font-name="Arial" fo:font-size="12pt" fo:language="es" fo:country="MX" fo:font-weight="bold" officeooo:paragraph-rsid="0013637b" style:font-size-asian="12pt" style:font-weight-asian="bold" style:font-name-complex="Arial" style:font-size-complex="12pt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5.752cm" style:type="center"/>
          <style:tab-stop style:position="25.718cm"/>
        </style:tab-stops>
      </style:paragraph-properties>
      <style:text-properties officeooo:paragraph-rsid="0013637b"/>
    </style:style>
    <style:style style:name="P22" style:family="paragraph" style:parent-style-name="Standard">
      <style:paragraph-properties fo:text-align="start" style:justify-single-word="false"/>
      <style:text-properties fo:font-size="10pt" officeooo:paragraph-rsid="0013637b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13637b" officeooo:paragraph-rsid="0013637b" style:font-size-asian="10pt" style:font-size-complex="10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15.752cm" style:type="center"/>
          <style:tab-stop style:position="25.718cm"/>
        </style:tab-stops>
      </style:paragraph-properties>
      <style:text-properties officeooo:rsid="0013637b" officeooo:paragraph-rsid="0013637b"/>
    </style:style>
    <style:style style:name="P25" style:family="paragraph" style:parent-style-name="Standard">
      <style:paragraph-properties fo:text-align="center" style:justify-single-word="false"/>
      <style:text-properties style:font-name="Tahoma" fo:font-size="12pt" fo:language="es" fo:country="CO" style:font-size-asian="12pt" style:font-name-complex="Tahoma" style:font-size-complex="12pt"/>
    </style:style>
    <style:style style:name="P26" style:family="paragraph" style:parent-style-name="Standard" style:master-page-name="Standard">
      <style:paragraph-properties fo:margin-left="0.501cm" fo:margin-right="0cm" fo:text-align="center" style:justify-single-word="false" fo:text-indent="-0.501cm" style:auto-text-indent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7" style:family="paragraph" style:parent-style-name="Standard">
      <style:paragraph-properties fo:margin-left="0.501cm" fo:margin-right="0cm" fo:text-align="center" style:justify-single-word="false" fo:text-indent="-0.501cm" style:auto-text-indent="false"/>
      <style:text-properties style:font-name="Arial" fo:font-size="13pt" fo:font-weight="bold" officeooo:rsid="00146226" officeooo:paragraph-rsid="00146226" style:font-size-asian="13pt" style:font-weight-asian="bold" style:font-name-complex="Arial" style:font-size-complex="13pt" style:font-weight-complex="bold"/>
    </style:style>
    <style:style style:name="T1" style:family="text">
      <style:text-properties style:font-name="Cambria" fo:font-weight="bold" style:font-weight-asian="bold" style:font-name-complex="Cambria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 style:font-weight-complex="normal"/>
    </style:style>
    <style:style style:name="T3" style:family="text">
      <style:text-properties style:font-name="Arial" fo:font-size="12pt" fo:font-weight="bold" officeooo:rsid="0009a85d" style:font-size-asian="12pt" style:font-weight-asian="bold" style:font-name-complex="Arial" style:font-size-complex="12pt" style:font-weight-complex="normal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normal"/>
    </style:style>
    <style:style style:name="T5" style:family="text">
      <style:text-properties style:font-name="Arial" fo:font-size="10pt" fo:font-weight="bold" officeooo:rsid="000ca7a2" style:font-size-asian="10pt" style:font-weight-asian="bold" style:font-name-complex="Arial" style:font-size-complex="10pt" style:font-weight-complex="normal"/>
    </style:style>
    <style:style style:name="T6" style:family="text">
      <style:text-properties style:font-name="Arial" fo:font-size="10pt" fo:font-weight="bold" officeooo:rsid="0009a85d" style:font-size-asian="10pt" style:font-weight-asian="bold" style:font-name-complex="Arial" style:font-size-complex="10pt" style:font-weight-complex="normal"/>
    </style:style>
    <style:style style:name="T7" style:family="text">
      <style:text-properties style:font-name="Arial" fo:font-size="10pt" fo:language="es" fo:country="MX" fo:font-weight="bold" style:font-size-asian="10pt" style:font-weight-asian="bold" style:font-name-complex="Arial" style:font-size-complex="10pt" style:font-weight-complex="normal"/>
    </style:style>
    <style:style style:name="T8" style:family="text">
      <style:text-properties style:font-name="Arial" fo:font-size="10pt" fo:language="es" fo:country="MX" fo:font-weight="bold" officeooo:rsid="0009a85d" style:font-size-asian="10pt" style:font-weight-asian="bold" style:font-name-complex="Arial" style:font-size-complex="10pt" style:font-weight-complex="normal"/>
    </style:style>
    <style:style style:name="T9" style:family="text">
      <style:text-properties style:font-name="Arial" fo:font-weight="bold" style:font-weight-asian="bold" style:font-name-complex="Arial" style:font-weight-complex="bold"/>
    </style:style>
    <style:style style:name="T10" style:family="text">
      <style:text-properties style:font-name="Arial" fo:font-weight="bold" officeooo:rsid="0013637b" style:font-weight-asian="bold" style:font-name-complex="Arial" style:font-weight-complex="bold"/>
    </style:style>
    <style:style style:name="T11" style:family="text">
      <style:text-properties style:font-name="Arial" fo:font-weight="bold" officeooo:rsid="00146226" style:font-weight-asian="bold" style:font-name-complex="Arial" style:font-weight-complex="bold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4" style:family="text">
      <style:text-properties style:font-name="Arial" fo:font-style="italic" style:text-underline-style="solid" style:text-underline-width="auto" style:text-underline-color="font-color" officeooo:rsid="0009a85d" style:font-style-asian="italic" style:font-name-complex="Arial" style:font-style-complex="italic"/>
    </style:style>
    <style:style style:name="T15" style:family="text">
      <style:text-properties officeooo:rsid="001014ab"/>
    </style:style>
    <style:style style:name="T16" style:family="text">
      <style:text-properties fo:color="#000000" style:font-name="Arial" fo:font-size="12pt" fo:language="es" fo:country="MX" fo:font-weight="bold" officeooo:rsid="001014ab" fo:background-color="#00ff00" style:font-size-asian="12pt" style:font-weight-asian="bold" style:font-name-complex="Arial" style:font-size-complex="12pt" style:font-weight-complex="normal"/>
    </style:style>
    <style:style style:name="T17" style:family="text">
      <style:text-properties fo:color="#000000" style:font-name="Arial" fo:font-size="10pt" fo:language="es" fo:country="MX" fo:font-weight="bold" officeooo:rsid="001014ab" fo:background-color="#00ff00" style:font-size-asian="10pt" style:font-weight-asian="bold" style:font-name-complex="Arial" style:font-size-complex="10pt" style:font-weight-complex="normal"/>
    </style:style>
    <style:style style:name="T18" style:family="text">
      <style:text-properties officeooo:rsid="0013637b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3637b" style:font-size-asian="10pt" style:font-size-complex="10pt"/>
    </style:style>
    <style:style style:name="T21" style:family="text">
      <style:text-properties fo:font-size="10pt" style:font-size-asian="10pt" style:font-size-complex="10pt" style:font-weight-complex="bold"/>
    </style:style>
    <style:style style:name="T22" style:family="text">
      <style:text-properties fo:font-size="10pt" officeooo:rsid="0013637b" style:font-size-asian="10pt" style:font-size-complex="10pt" style:font-weight-complex="bold"/>
    </style:style>
    <style:style style:name="T23" style:family="text">
      <style:text-properties fo:font-size="10pt" fo:font-weight="normal" style:font-size-asian="10pt" style:font-weight-asian="normal" style:font-size-complex="10pt"/>
    </style:style>
    <style:style style:name="T24" style:family="text">
      <style:text-properties fo:font-size="10pt" fo:font-weight="normal" officeooo:rsid="0013637b" style:font-size-asian="10pt" style:font-weight-asian="normal" style:font-size-complex="10pt"/>
    </style:style>
    <style:style style:name="T25" style:family="text">
      <style:text-properties fo:font-weight="normal" officeooo:rsid="0013637b" style:font-weight-asian="normal"/>
    </style:style>
    <style:style style:name="T26" style:family="text">
      <style:text-properties fo:font-size="5pt" officeooo:rsid="0013637b" style:font-size-asian="5pt" style:font-size-complex="5pt" style:font-weight-complex="bold"/>
    </style:style>
    <style:style style:name="T27" style:family="text">
      <style:text-properties fo:font-size="5pt" fo:font-weight="normal" officeooo:rsid="0013637b" style:font-size-asian="5pt" style:font-weight-asian="normal" style:font-size-complex="5pt"/>
    </style:style>
    <style:style style:name="T28" style:family="text">
      <style:text-properties officeooo:rsid="0013637b" style:font-weight-complex="bold"/>
    </style:style>
    <style:style style:name="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NSTITUTO DISTRITAL DE RECREACIÓN Y DEPORTE</text:p>
      <text:p text:style-name="P27">AREA DE APOYO A LA CONTRATACION </text:p>
      <text:p text:style-name="P21"><text:span text:style-name="T2"/></text:p>
      <text:p text:style-name="P24"><text:span text:style-name="T2">PLANILLA DE ASISTENCIA </text:span></text:p>
      <text:p text:style-name="P21"><text:span text:style-name="T2"/></text:p>
      <text:p text:style-name="P21"><text:span text:style-name="T3">PROCESO DE: </text:span><text:span text:style-name="T6">LICITACION PUBLICA_____SELECCION ABREVIADA______</text:span><text:span text:style-name="T4">CONCURSO DE MERITOS ___– </text:span><text:span text:style-name="T6">MENOR CUANTÍA ______ </text:span></text:p>
      <text:p text:style-name="P21"><text:span text:style-name="T8"/></text:p>
      <text:p text:style-name="P20"><text:span text:style-name="T25"><text:s/></text:span><text:span text:style-name="T23">AUDIENCIA </text:span><text:span text:style-name="T24">DE </text:span><text:span text:style-name="T23">: <text:s/></text:span><text:span text:style-name="T24">Cierre _______</text:span><text:span text:style-name="T23"> </text:span><text:span text:style-name="T24">análisis de riesgo </text:span><text:span text:style-name="T27">Cuando aplique</text:span><text:span text:style-name="T24">_______ <text:s text:c="3"/>Adjudicación ______________</text:span><text:span text:style-name="T20">_</text:span><text:span text:style-name="T23"> <text:s/></text:span></text:p>
      <text:p text:style-name="P23"><text:span text:style-name="T9"/></text:p>
      <text:p text:style-name="P22"><text:span text:style-name="T10">Proceso <text:s/>No <text:s/>__________ <text:s text:c="42"/></text:span><text:span text:style-name="T9">FECHA:</text:span><text:span text:style-name="T12"> ______</text:span><text:span text:style-name="T13"><text:tab/> </text:span><text:span text:style-name="T12"><text:s text:c="102"/></text:span><text:span text:style-name="T9">Hora <text:s/></text:span><text:span text:style-name="T11">programada </text:span><text:span text:style-name="T9">:</text:span><text:span text:style-name="T12"> </text:span><text:span text:style-name="T13">_00 </text:span><text:span text:style-name="T14">a</text:span><text:span text:style-name="T13">.m </text:span><text:span text:style-name="T14">(p.m)</text:span><text:span text:style-name="T13">.</text:span></text:p>
      <text:p text:style-name="P6"><text:tab/>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2"/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F1" office:value-type="string">
            <text:p text:style-name="P11"/>
          </table:table-cell>
        </table:table-row>
        <table:table-row table:style-name="Tabla1.1">
          <table:table-cell table:style-name="Tabla1.A2" office:value-type="string">
            <text:p text:style-name="P17">ORDEN DE ENTREGA</text:p>
          </table:table-cell>
          <table:table-cell table:style-name="Tabla1.A2" office:value-type="string">
            <text:p text:style-name="P17">HORA</text:p>
          </table:table-cell>
          <table:table-cell table:style-name="Tabla1.A2" office:value-type="string">
            <text:p text:style-name="P18">PROPONENTE</text:p>
          </table:table-cell>
          <table:table-cell table:style-name="Tabla1.A2" office:value-type="string">
            <text:p text:style-name="P18">NOMBRE DEL ASISTENTE <text:s/><text:span text:style-name="T15">QUE ENTREGA LA PROPUESTA)</text:span> </text:p>
          </table:table-cell>
          <table:table-cell table:style-name="Tabla1.A2" office:value-type="string">
            <text:p text:style-name="P19">DOCUMENTO DE IDENTIDAD ASISTENTE<text:span text:style-name="T15"> QUE ENTREGA LA PROPUESTA)</text:span></text:p>
          </table:table-cell>
          <table:table-cell table:style-name="Tabla1.F2" office:value-type="string">
            <text:p text:style-name="P19">FIRMA ASISTENTE<text:span text:style-name="T15"> (Sugiero: QUIEN ENTREGA O RADICA <text:s/>LA PROPUESTA)</text:span></text:p>
          </table:table-cell>
        </table:table-row>
        <table:table-row table:style-name="Tabla1.3">
          <table:table-cell table:style-name="Tabla1.A3" office:value-type="string">
            <text:p text:style-name="P14">1</text:p>
          </table:table-cell>
          <table:table-cell table:style-name="Tabla1.B3" office:value-type="string">
            <text:p text:style-name="P13"/>
          </table:table-cell>
          <table:table-cell table:style-name="Tabla1.C3" office:value-type="string">
            <text:p text:style-name="P13"/>
          </table:table-cell>
          <table:table-cell table:style-name="Tabla1.D3" office:value-type="string">
            <text:p text:style-name="P13"/>
          </table:table-cell>
          <table:table-cell table:style-name="Tabla1.E3" office:value-type="string">
            <text:p text:style-name="P10"/>
          </table:table-cell>
          <table:table-cell table:style-name="Tabla1.F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16">2</text:p>
          </table:table-cell>
          <table:table-cell table:style-name="Tabla1.B4" office:value-type="string">
            <text:p text:style-name="P15"/>
          </table:table-cell>
          <table:table-cell table:style-name="Tabla1.C4" office:value-type="string">
            <text:p text:style-name="P15"/>
          </table:table-cell>
          <table:table-cell table:style-name="Tabla1.D4" office:value-type="string">
            <text:p text:style-name="P15"/>
          </table:table-cell>
          <table:table-cell table:style-name="Tabla1.E4" office:value-type="string">
            <text:p text:style-name="P10"/>
          </table:table-cell>
          <table:table-cell table:style-name="Tabla1.F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16">3</text:p>
          </table:table-cell>
          <table:table-cell table:style-name="Tabla1.B5" office:value-type="string">
            <text:p text:style-name="P15"/>
          </table:table-cell>
          <table:table-cell table:style-name="Tabla1.C5" office:value-type="string">
            <text:p text:style-name="P15"/>
          </table:table-cell>
          <table:table-cell table:style-name="Tabla1.D5" office:value-type="string">
            <text:p text:style-name="P15"/>
          </table:table-cell>
          <table:table-cell table:style-name="Tabla1.E5" office:value-type="string">
            <text:p text:style-name="P10"/>
          </table:table-cell>
          <table:table-cell table:style-name="Tabla1.F5" office:value-type="string">
            <text:p text:style-name="P10"/>
          </table:table-cell>
        </table:table-row>
        <table:table-row table:style-name="Tabla1.1">
          <table:table-cell table:style-name="Tabla1.A6" office:value-type="string">
            <text:p text:style-name="P16">4</text:p>
          </table:table-cell>
          <table:table-cell table:style-name="Tabla1.B6" office:value-type="string">
            <text:p text:style-name="P15"/>
          </table:table-cell>
          <table:table-cell table:style-name="Tabla1.C6" office:value-type="string">
            <text:p text:style-name="P15"/>
          </table:table-cell>
          <table:table-cell table:style-name="Tabla1.D6" office:value-type="string">
            <text:p text:style-name="P15"/>
          </table:table-cell>
          <table:table-cell table:style-name="Tabla1.E6" office:value-type="string">
            <text:p text:style-name="P10"/>
          </table:table-cell>
          <table:table-cell table:style-name="Tabla1.F6" office:value-type="string">
            <text:p text:style-name="P10"/>
          </table:table-cell>
        </table:table-row>
        <table:table-row table:style-name="Tabla1.1">
          <table:table-cell table:style-name="Tabla1.A7" office:value-type="string">
            <text:p text:style-name="P16">5</text:p>
          </table:table-cell>
          <table:table-cell table:style-name="Tabla1.B7" office:value-type="string">
            <text:p text:style-name="P15"/>
          </table:table-cell>
          <table:table-cell table:style-name="Tabla1.C7" office:value-type="string">
            <text:p text:style-name="P15"/>
          </table:table-cell>
          <table:table-cell table:style-name="Tabla1.D7" office:value-type="string">
            <text:p text:style-name="P15"/>
          </table:table-cell>
          <table:table-cell table:style-name="Tabla1.E7" office:value-type="string">
            <text:p text:style-name="P10"/>
          </table:table-cell>
          <table:table-cell table:style-name="Tabla1.F7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6">6</text:p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  <table:table-cell table:style-name="Tabla1.D8" office:value-type="string">
            <text:p text:style-name="P15"/>
          </table:table-cell>
          <table:table-cell table:style-name="Tabla1.E8" office:value-type="string">
            <text:p text:style-name="P10"/>
          </table:table-cell>
          <table:table-cell table:style-name="Tabla1.F8" office:value-type="string">
            <text:p text:style-name="P10"/>
          </table:table-cell>
        </table:table-row>
        <table:table-row table:style-name="Tabla1.1">
          <table:table-cell table:style-name="Tabla1.A9" office:value-type="string">
            <text:p text:style-name="P16">7</text:p>
          </table:table-cell>
          <table:table-cell table:style-name="Tabla1.B9" office:value-type="string">
            <text:p text:style-name="P15"/>
          </table:table-cell>
          <table:table-cell table:style-name="Tabla1.C9" office:value-type="string">
            <text:p text:style-name="P15"/>
          </table:table-cell>
          <table:table-cell table:style-name="Tabla1.D9" office:value-type="string">
            <text:p text:style-name="P15"/>
          </table:table-cell>
          <table:table-cell table:style-name="Tabla1.E9" office:value-type="string">
            <text:p text:style-name="P10"/>
          </table:table-cell>
          <table:table-cell table:style-name="Tabla1.F9" office:value-type="string">
            <text:p text:style-name="P10"/>
          </table:table-cell>
        </table:table-row>
        <table:table-row table:style-name="Tabla1.1">
          <table:table-cell table:style-name="Tabla1.A10" office:value-type="string">
            <text:p text:style-name="P16">8</text:p>
          </table:table-cell>
          <table:table-cell table:style-name="Tabla1.B10" office:value-type="string">
            <text:p text:style-name="P15"/>
          </table:table-cell>
          <table:table-cell table:style-name="Tabla1.C10" office:value-type="string">
            <text:p text:style-name="P15"/>
          </table:table-cell>
          <table:table-cell table:style-name="Tabla1.D10" office:value-type="string">
            <text:p text:style-name="P15"/>
          </table:table-cell>
          <table:table-cell table:style-name="Tabla1.E10" office:value-type="string">
            <text:p text:style-name="P10"/>
          </table:table-cell>
          <table:table-cell table:style-name="Tabla1.F10" office:value-type="string">
            <text:p text:style-name="P10"/>
          </table:table-cell>
        </table:table-row>
        <table:table-row table:style-name="Tabla1.1">
          <table:table-cell table:style-name="Tabla1.A11" office:value-type="string">
            <text:p text:style-name="P16">9</text:p>
          </table:table-cell>
          <table:table-cell table:style-name="Tabla1.B11" office:value-type="string">
            <text:p text:style-name="P15"/>
          </table:table-cell>
          <table:table-cell table:style-name="Tabla1.C11" office:value-type="string">
            <text:p text:style-name="P15"/>
          </table:table-cell>
          <table:table-cell table:style-name="Tabla1.D11" office:value-type="string">
            <text:p text:style-name="P15"/>
          </table:table-cell>
          <table:table-cell table:style-name="Tabla1.E11" office:value-type="string">
            <text:p text:style-name="P10"/>
          </table:table-cell>
          <table:table-cell table:style-name="Tabla1.F11" office:value-type="string">
            <text:p text:style-name="P10"/>
          </table:table-cell>
        </table:table-row>
        <table:table-row table:style-name="Tabla1.1">
          <table:table-cell table:style-name="Tabla1.A12" office:value-type="string">
            <text:p text:style-name="P16">10</text:p>
          </table:table-cell>
          <table:table-cell table:style-name="Tabla1.B12" office:value-type="string">
            <text:p text:style-name="P15"/>
          </table:table-cell>
          <table:table-cell table:style-name="Tabla1.C12" office:value-type="string">
            <text:p text:style-name="P15"/>
          </table:table-cell>
          <table:table-cell table:style-name="Tabla1.D12" office:value-type="string">
            <text:p text:style-name="P15"/>
          </table:table-cell>
          <table:table-cell table:style-name="Tabla1.E12" office:value-type="string">
            <text:p text:style-name="P10"/>
          </table:table-cell>
          <table:table-cell table:style-name="Tabla1.F12" office:value-type="string">
            <text:p text:style-name="P10"/>
          </table:table-cell>
        </table:table-row>
        <table:table-row table:style-name="Tabla1.1">
          <table:table-cell table:style-name="Tabla1.A13" office:value-type="string">
            <text:p text:style-name="P16">11</text:p>
          </table:table-cell>
          <table:table-cell table:style-name="Tabla1.B13" office:value-type="string">
            <text:p text:style-name="P15"/>
          </table:table-cell>
          <table:table-cell table:style-name="Tabla1.C13" office:value-type="string">
            <text:p text:style-name="P15"/>
          </table:table-cell>
          <table:table-cell table:style-name="Tabla1.D13" office:value-type="string">
            <text:p text:style-name="P15"/>
          </table:table-cell>
          <table:table-cell table:style-name="Tabla1.E13" office:value-type="string">
            <text:p text:style-name="P10"/>
          </table:table-cell>
          <table:table-cell table:style-name="Tabla1.F13" office:value-type="string">
            <text:p text:style-name="P10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ans Serif 12cpi" svg:font-family="'Sans Serif 12cpi'" style:font-family-generic="modern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O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_20_Car_20_Car_20_Car_20_Car" style:display-name=" Car Car Car Car Car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_20_Car" style:display-name=" Car" style:family="paragraph" style:parent-style-name="Standard">
      <style:paragraph-properties fo:margin-top="0cm" fo:margin-bottom="0.282cm" style:contextual-spacing="false" fo:line-height="0.423cm" fo:hyphenation-ladder-count="no-limit"/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 fo:hyphenate="false" fo:hyphenation-remain-char-count="2" fo:hyphenation-push-char-count="2"/>
    </style:style>
    <style:style style:name="_20_Car_20_Car_20_Car_20_Car_20_Car_20_Car_20_Car_20_Car_20_Car_20_Car_20_Car" style:display-name=" Car Car Car Car Car Car Car Car Car Car Car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Body_20_Text_20_31" style:display-name="Body Text 31" style:family="paragraph" style:parent-style-name="Standard">
      <style:paragraph-properties fo:text-align="justify" style:justify-single-word="false" fo:orphans="0" fo:widows="0" style:text-autospace="none" style:punctuation-wrap="simple"/>
      <style:text-properties style:font-name="Arial" fo:font-family="Arial" style:font-family-generic="swiss" style:font-pitch="variable" fo:font-size="12pt" fo:language="es" fo:country="CO" style:font-size-asian="12pt" style:font-name-complex="Arial" style:font-family-complex="Arial" style:font-family-generic-complex="swiss" style:font-pitch-complex="variable" style:font-size-complex="12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Body_20_Text_20_2" style:display-name="Body Text 2" style:family="paragraph" style:parent-style-name="Standard">
      <style:paragraph-properties fo:text-align="justify" style:justify-single-word="false" style:text-autospace="none" style:punctuation-wrap="simple"/>
      <style:text-properties style:font-name="Arial" fo:font-family="Arial" style:font-family-generic="swiss" style:font-pitch="variable" fo:font-size="12pt" fo:language="es" fo:country="MX" style:font-size-asian="12pt" style:font-name-complex="Arial" style:font-family-complex="Arial" style:font-family-generic-complex="swiss" style:font-pitch-complex="variable"/>
    </style:style>
    <style:style style:name="Body_20_Text_20_3" style:display-name="Body Text 3" style:family="paragraph" style:parent-style-name="Standard">
      <style:paragraph-properties fo:margin-left="0cm" fo:margin-right="0.09cm" fo:text-align="justify" style:justify-single-word="false" fo:text-indent="0cm" style:auto-text-indent="false" style:text-autospace="none" style:punctuation-wrap="simple"/>
      <style:text-properties style:font-name="Arial" fo:font-family="Arial" style:font-family-generic="swiss" style:font-pitch="variable" fo:font-size="11pt" fo:language="es" fo:country="ES" style:font-size-asian="11pt" style:font-name-complex="Arial" style:font-family-complex="Arial" style:font-family-generic-complex="swiss" style:font-pitch-complex="variable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15.875cm"/>
          <style:tab-stop style:position="16.51cm" style:type="right"/>
        </style:tab-stops>
      </style:paragraph-properties>
      <style:text-properties fo:font-size="12pt" fo:letter-spacing="-0.004cm" fo:language="en" fo:country="US" style:font-size-asian="12pt" fo:hyphenate="false" fo:hyphenation-remain-char-count="2" fo:hyphenation-push-char-count="2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MARITZA6" style:family="paragraph" style:parent-style-name="Standard">
      <style:paragraph-properties fo:text-align="center" style:justify-single-word="false" fo:orphans="0" fo:widows="0" fo:hyphenation-ladder-count="no-limit" style:text-autospace="none" style:punctuation-wrap="simple" style:vertical-align="baseline">
        <style:tab-stops>
          <style:tab-stop style:position="-1.27cm"/>
          <style:tab-stop style:position="0cm"/>
        </style:tab-stops>
      </style:paragraph-properties>
      <style:text-properties style:font-name="Sans Serif 12cpi" fo:font-family="'Sans Serif 12cpi'" style:font-family-generic="modern" fo:font-size="12pt" fo:letter-spacing="-0.004cm" fo:language="es" fo:country="CO" fo:font-weight="bold" style:font-size-asian="12pt" style:font-weight-asian="bold" style:font-name-complex="Sans Serif 12cpi" style:font-family-complex="'Sans Serif 12cpi'" style:font-family-generic-complex="modern" style:font-size-complex="12pt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5z0" style:family="text">
      <style:text-properties fo:font-weight="normal" style:font-weight-asian="norma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fo:font-weight="normal" style:font-weight-asian="normal"/>
    </style:style>
    <style:style style:name="WW8Num13z0" style:family="text">
      <style:text-properties fo:font-style="normal" fo:font-weight="normal" style:font-style-asian="normal" style:font-weight-asian="normal"/>
    </style:style>
    <style:style style:name="WW8Num14z0" style:family="text">
      <style:text-properties fo:font-weight="bold" style:font-weight-asian="bold"/>
    </style:style>
    <style:style style:name="WW8Num1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6z0" style:family="text">
      <style:text-properties fo:font-weight="bold" style:font-weight-asian="bold"/>
    </style:style>
    <style:style style:name="WW8Num17z0" style:family="text">
      <style:text-properties fo:font-weight="normal" style:font-weight-asian="norma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Título_20_Car" style:display-name="Título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/>
    <style:style style:name="Sin_20_espaciado_20_Car" style:display-name="Sin espaciado Car" style:family="text" style:parent-style-name="Fuente_20_de_20_párrafo_20_predeter.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ncabezado_20_Car" style:display-name="Encabezado Car" style:family="text" style:parent-style-name="Fuente_20_de_20_párrafo_20_predeter."/>
    <style:style style:name="Texto_20_sin_20_formato_20_Car" style:display-name="Texto sin formato Car" style:family="text" style:parent-style-name="Fuente_20_de_20_párrafo_20_predeter.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language="es" fo:country="ES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language="es" fo:country="E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fo:font-size="8pt" fo:language="es" fo:country="ES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74cm" table:align="left" style:writing-mode="lr-tb"/>
    </style:style>
    <style:style style:name="Tabla2.A" style:family="table-column">
      <style:table-column-properties style:column-width="7.033cm"/>
    </style:style>
    <style:style style:name="Tabla2.B" style:family="table-column">
      <style:table-column-properties style:column-width="1.909cm"/>
    </style:style>
    <style:style style:name="Tabla2.1" style:family="table-row">
      <style:table-row-properties style:min-row-height="0.26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2" style:family="table-row">
      <style:table-row-properties style:min-row-height="0.265cm"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MP1" style:family="paragraph" style:parent-style-name="Heading">
      <style:text-properties fo:language="es" fo:country="CO" fo:font-weight="bold" style:language-asian="es" style:country-asian="CO" style:font-weight-asian="bold" style:font-name-complex="Arial" style:font-weight-complex="bold"/>
    </style:style>
    <style:style style:name="MP2" style:family="paragraph" style:parent-style-name="Heading">
      <style:text-properties fo:font-weight="bold" style:font-weight-asian="bold" style:font-name-complex="Arial" style:font-weight-complex="bold"/>
    </style:style>
    <style:style style:name="MP3" style:family="paragraph" style:parent-style-name="Heading">
      <style:text-properties style:font-name="Bookman Old Style" fo:font-size="11pt" fo:font-weight="bold" style:font-size-asian="11pt" style:font-weight-asian="bold" style:font-name-complex="Bookman Old Style" style:font-size-complex="11pt"/>
    </style:style>
    <style:style style:name="MP4" style:family="paragraph" style:parent-style-name="Standard">
      <style:text-properties fo:language="es" fo:country="CO" style:language-asian="es" style:country-asian="CO"/>
    </style:style>
    <style:style style:name="MP5" style:family="paragraph" style:parent-style-name="Standard">
      <style:text-properties fo:language="es" fo:country="MX"/>
    </style:style>
    <style:style style:name="MP6" style:family="paragraph" style:parent-style-name="Footer">
      <style:text-properties style:font-name="Arial" fo:language="es" fo:country="MX" style:font-name-complex="Arial"/>
    </style:style>
    <style:style style:name="MP7" style:family="paragraph" style:parent-style-name="Footer">
      <style:paragraph-properties style:snap-to-layout-grid="false"/>
      <style:text-properties style:font-name="Cambria" fo:language="es" fo:country="MX" fo:font-weight="bold" style:font-weight-asian="bold" style:font-name-complex="Cambria" style:font-weight-complex="bold"/>
    </style:style>
    <style:style style:name="MP8" style:family="paragraph" style:parent-style-name="Header">
      <style:paragraph-properties style:snap-to-layout-grid="false"/>
      <style:text-properties style:font-name="Cambria" fo:font-weight="bold" style:font-weight-asian="bold" style:font-name-complex="Cambria" style:font-weight-complex="bold"/>
    </style:style>
    <style:style style:name="MT1" style:family="text">
      <style:text-properties style:font-name="Cambria" fo:font-weight="bold" style:font-weight-asian="bold" style:font-name-complex="Cambri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33.02cm" fo:page-height="21.59cm" style:num-format="1" style:print-orientation="landscape" fo:margin-top="1.251cm" fo:margin-bottom="0.951cm" fo:margin-left="1.799cm" fo:margin-right="0.8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cm" fo:margin-left="0cm" fo:margin-right="0cm" fo:margin-bottom="2.651cm" style:dynamic-spacing="true"/>
      </style:header-style>
      <style:footer-style>
        <style:header-footer-properties fo:min-height="2.75cm" fo:margin-left="0cm" fo:margin-right="0cm" fo:margin-top="2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char" svg:x="12.645cm" svg:y="-0.222cm" svg:width="3.367cm" svg:height="2.498cm" draw:z-index="0"><draw:image xlink:href="Pictures/100000000000016F0000012AFE322D2A.png" xlink:type="simple" xlink:show="embed" xlink:actuate="onLoad"/></draw:frame></text:p>
        <text:p text:style-name="MP2"/>
        <text:p text:style-name="MP2"/>
        <text:p text:style-name="MP2"/>
        <text:p text:style-name="MP3"/>
      </style:header>
      <style:footer>
        <text:p text:style-name="MP4"><draw:frame draw:style-name="Mfr2" draw:name="gráficos1" text:anchor-type="char" svg:x="3.18cm" svg:y="-0.887cm" svg:width="5.782cm" svg:height="2.357cm" draw:z-index="1"><draw:image xlink:href="Pictures/10000000000002EB000001456CB36776.jpg" xlink:type="simple" xlink:show="embed" xlink:actuate="onLoad"/></draw:frame><draw:frame draw:style-name="Mfr2" draw:name="gráficos2" text:anchor-type="char" svg:x="9.728cm" svg:y="-0.937cm" svg:width="19.807cm" svg:height="2.519cm" draw:z-index="2"><draw:image xlink:href="Pictures/20000014000054570000088C91C3B8AF.wmf" xlink:type="simple" xlink:show="embed" xlink:actuate="onLoad"/></draw:frame></text:p>
        <text:p text:style-name="Standard"/>
        <text:p text:style-name="MP5"/>
        <text:p text:style-name="MP6"><draw:frame draw:style-name="Mfr3" draw:name="Marco1" text:anchor-type="char" svg:x="-0.191cm" svg:y="0.002cm" svg:width="15.928cm" svg:height="0.801cm" draw:z-index="3"><draw:text-box><table:table table:name="Tabla2" table:style-name="Tabla2"><table:table-column table:style-name="Tabla2.A"/><table:table-column table:style-name="Tabla2.B"/><table:table-column table:style-name="Tabla2.A"/><table:table-row table:style-name="Tabla2.1"><table:table-cell table:style-name="Tabla2.A1" office:value-type="string"><text:p text:style-name="MP7"/></table:table-cell><table:table-cell table:style-name="Tabla2.B1" table:number-rows-spanned="2" office:value-type="string"><text:p text:style-name="Sin_20_espaciado"><text:span text:style-name="MT1">Página </text:span><text:page-number text:select-page="current">1</text:page-number></text:p></table:table-cell><table:table-cell table:style-name="Tabla2.A1" office:value-type="string"><text:p text:style-name="MP8"/></table:table-cell></table:table-row><table:table-row table:style-name="Tabla2.2"><table:table-cell table:style-name="Tabla2.A2" office:value-type="string"><text:p text:style-name="MP8"/></table:table-cell><table:covered-table-cell/><table:table-cell table:style-name="Tabla2.A2" office:value-type="string"><text:p text:style-name="MP8"/></table:table-cell></table:table-row></table:table><text:p text:style-name="Standard"><text:s/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1000000</dc:title>
    <meta:initial-creator>william.villalobos</meta:initial-creator>
    <meta:creation-date>2012-05-14T11:33:00</meta:creation-date>
    <dc:date>2015-05-07T10:13:30.851000000</dc:date>
    <meta:print-date>2014-09-26T12:10:00</meta:print-date>
    <meta:editing-cycles>11</meta:editing-cycles>
    <meta:editing-duration>PT27M3S</meta:editing-duration>
    <meta:generator>LibreOffice/4.1.4.2$Windows_x86 LibreOffice_project/0a0440ccc0227ad9829de5f46be37cfb6edcf72</meta:generator>
    <meta:document-statistic meta:table-count="2" meta:image-count="3" meta:object-count="0" meta:page-count="1" meta:paragraph-count="26" meta:word-count="91" meta:character-count="749" meta:non-whitespace-character-count="518"/>
  </office:meta>
</office:document-meta>
</file>